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]/([.F2]+[.G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]/([.F3]+[.G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4]/([.F4]+[.G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formula="of:=[.F5]/([.F5]+[.G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9]/([.F9]+[.G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0]/([.F10]+[.G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1]/([.F11]+[.G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2]/([.F12]+[.G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3]/([.F13]+[.G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4]/([.F14]+[.G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2]/([.F22]+[.G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3]/([.F23]+[.G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4]/([.F24]+[.G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5]/([.F25]+[.G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26]/([.F26]+[.G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7]/([.F27]+[.G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8]/([.F28]+[.G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9]/([.F29]+[.G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0]/([.F30]+[.G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1]/([.F31]+[.G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40]/([.F40]+[.G4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41]/([.F41]+[.G4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42]/([.F42]+[.G4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43]/([.F43]+[.G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formula="of:=[.F44]/([.F44]+[.G4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formula="of:=[.F45]/([.F45]+[.G4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formula="of:=[.F46]/([.F46]+[.G4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</text:p>
          </table:table-cell>
          <table:table-cell table:formula="of:=[.F47]/([.F47]+[.G4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</text:p>
          </table:table-cell>
          <table:table-cell table:formula="of:=[.F48]/([.F48]+[.G4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  <table:table-cell table:formula="of:=[.F49]/([.F49]+[.G4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table:formula="of:=[.F50]/([.F50]+[.G5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table:formula="of:=[.F51]/([.F51]+[.G5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</text:p>
          </table:table-cell>
          <table:table-cell table:formula="of:=[.F52]/([.F52]+[.G5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</text:p>
          </table:table-cell>
          <table:table-cell table:formula="of:=[.F53]/([.F53]+[.G5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</text:p>
          </table:table-cell>
          <table:table-cell table:formula="of:=[.F54]/([.F54]+[.G5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</text:p>
          </table:table-cell>
          <table:table-cell table:formula="of:=[.F55]/([.F55]+[.G5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</text:p>
          </table:table-cell>
          <table:table-cell table:formula="of:=[.F56]/([.F56]+[.G5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</text:p>
          </table:table-cell>
          <table:table-cell table:formula="of:=[.F57]/([.F57]+[.G5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table:formula="of:=[.F58]/([.F58]+[.G5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4</text:p>
          </table:table-cell>
          <table:table-cell table:formula="of:=[.F59]/([.F59]+[.G5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table:formula="of:=[.F60]/([.F60]+[.G60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3:20:15.932907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2T13:23:57.137562701</dc:date>
    <meta:editing-duration>PT7M41S</meta:editing-duration>
    <meta:editing-cycles>4</meta:editing-cycles>
    <meta:document-statistic meta:table-count="1" meta:cell-count="479" meta:object-count="0"/>
  </office:meta>
</office:document-meta>
</file>